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0.5327in"/>
    </style:style>
    <style:style style:name="co8" style:family="table-column">
      <style:table-column-properties fo:break-before="auto" style:column-width="5.0283in"/>
    </style:style>
    <style:style style:name="co9" style:family="table-column">
      <style:table-column-properties fo:break-before="auto" style:column-width="7.2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Stag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B Sent</text:p>
          </table:table-cell>
          <table:table-cell table:style-name="ce1" office:value-type="string">
            <text:p>B Recv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VHost</text:p>
          </table:table-cell>
          <table:table-cell table:style-name="ce1" office:value-type="string">
            <text:p>Request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4135 ms</text:p>
          </table:table-cell>
          <table:table-cell office:value-type="string">
            <text:p>8 KB</text:p>
          </table:table-cell>
          <table:table-cell office:value-type="string">
            <text:p>0 KB</text:p>
          </table:table-cell>
          <table:table-cell office:value-type="string">
            <text:p>192.168.2.208</text:p>
          </table:table-cell>
          <table:table-cell office:value-type="string">
            <text:p>njapps</text:p>
          </table:table-cell>
          <table:table-cell office:value-type="string">
            <text:p>GET /manager/status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02770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83</text:p>
          </table:table-cell>
          <table:table-cell office:value-type="string">
            <text:p>njapps</text:p>
          </table:table-cell>
          <table:table-cell office:value-type="string">
            <text:p>GET /mfund/servlet/brokerage_report?process=fill_adv_value_combo&amp;id_no=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51702 ms</text:p>
          </table:table-cell>
          <table:table-cell office:value-type="string">
            <text:p>0 KB</text:p>
          </table:table-cell>
          <table:table-cell office:value-type="string">
            <text:p>1 KB</text:p>
          </table:table-cell>
          <table:table-cell office:value-type="string">
            <text:p>192.168.0.108</text:p>
          </table:table-cell>
          <table:table-cell office:value-type="string">
            <text:p>njapps</text:p>
          </table:table-cell>
          <table:table-cell office:value-type="string">
            <text:p>POST /bims/policyentry.fin?cmdAction=editPolicyDetails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81517 ms</text:p>
          </table:table-cell>
          <table:table-cell office:value-type="string">
            <text:p>8 KB</text:p>
          </table:table-cell>
          <table:table-cell office:value-type="string">
            <text:p>0 KB</text:p>
          </table:table-cell>
          <table:table-cell office:value-type="string">
            <text:p>192.168.1.29</text:p>
          </table:table-cell>
          <table:table-cell office:value-type="string">
            <text:p>njapps</text:p>
          </table:table-cell>
          <table:table-cell office:value-type="string">
            <text:p>POST /fas/servlet/auth_jv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61450 ms</text:p>
          </table:table-cell>
          <table:table-cell office:value-type="string">
            <text:p>24 KB</text:p>
          </table:table-cell>
          <table:table-cell office:value-type="string">
            <text:p>10 KB</text:p>
          </table:table-cell>
          <table:table-cell office:value-type="string">
            <text:p>192.168.0.90</text:p>
          </table:table-cell>
          <table:table-cell office:value-type="string">
            <text:p>njapps</text:p>
          </table:table-cell>
          <table:table-cell office:value-type="string">
            <text:p>POST /fas/servlet/bankpay?cmdYesNo=GO&amp;flag=true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40587 ms</text:p>
          </table:table-cell>
          <table:table-cell office:value-type="string">
            <text:p>16 KB</text:p>
          </table:table-cell>
          <table:table-cell office:value-type="string">
            <text:p>10 KB</text:p>
          </table:table-cell>
          <table:table-cell office:value-type="string">
            <text:p>192.168.0.90</text:p>
          </table:table-cell>
          <table:table-cell office:value-type="string">
            <text:p>njapps</text:p>
          </table:table-cell>
          <table:table-cell office:value-type="string">
            <text:p>POST /fas/servlet/bankpay?cmdYesNo=GO&amp;flag=true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290042 ms</text:p>
          </table:table-cell>
          <table:table-cell office:value-type="string">
            <text:p>792 KB</text:p>
          </table:table-cell>
          <table:table-cell office:value-type="string">
            <text:p>0 KB</text:p>
          </table:table-cell>
          <table:table-cell office:value-type="string">
            <text:p>192.168.0.185</text:p>
          </table:table-cell>
          <table:table-cell office:value-type="string">
            <text:p>njapps</text:p>
          </table:table-cell>
          <table:table-cell office:value-type="string">
            <text:p>POST /fas/servlet/rptgenledger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95598 ms</text:p>
          </table:table-cell>
          <table:table-cell office:value-type="string">
            <text:p>0 KB</text:p>
          </table:table-cell>
          <table:table-cell office:value-type="string">
            <text:p>20 KB</text:p>
          </table:table-cell>
          <table:table-cell office:value-type="string">
            <text:p>192.168.0.152</text:p>
          </table:table-cell>
          <table:table-cell office:value-type="string">
            <text:p>njapps</text:p>
          </table:table-cell>
          <table:table-cell office:value-type="string">
            <text:p>POST /fundwatch/servlet/utlDividendImport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734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34</text:p>
          </table:table-cell>
          <table:table-cell office:value-type="string">
            <text:p>njapps</text:p>
          </table:table-cell>
          <table:table-cell office:value-type="string">
            <text:p>POST /hr/login.fin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3231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03</text:p>
          </table:table-cell>
          <table:table-cell office:value-type="string">
            <text:p>njapps</text:p>
          </table:table-cell>
          <table:table-cell office:value-type="string">
            <text:p>POST /mfund/servlet/brokerage_report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244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93</text:p>
          </table:table-cell>
          <table:table-cell office:value-type="string">
            <text:p>njapps</text:p>
          </table:table-cell>
          <table:table-cell office:value-type="string">
            <text:p>POST /mfund/servlet/Process_Pay_Adjust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434344 ms</text:p>
          </table:table-cell>
          <table:table-cell office:value-type="string">
            <text:p>88 KB</text:p>
          </table:table-cell>
          <table:table-cell office:value-type="string">
            <text:p>0 KB</text:p>
          </table:table-cell>
          <table:table-cell office:value-type="string">
            <text:p>192.168.0.91</text:p>
          </table:table-cell>
          <table:table-cell office:value-type="string">
            <text:p>njapps</text:p>
          </table:table-cell>
          <table:table-cell office:value-type="string">
            <text:p>POST /mfund/servlet/Process_UF_UnMatch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34826 ms</text:p>
          </table:table-cell>
          <table:table-cell office:value-type="string">
            <text:p>8 KB</text:p>
          </table:table-cell>
          <table:table-cell office:value-type="string">
            <text:p>0 KB</text:p>
          </table:table-cell>
          <table:table-cell office:value-type="string">
            <text:p>192.168.0.48</text:p>
          </table:table-cell>
          <table:table-cell office:value-type="string">
            <text:p>njapps</text:p>
          </table:table-cell>
          <table:table-cell office:value-type="string">
            <text:p>POST /mfund/servlet/rptPayable_vs_Paid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7152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203</text:p>
          </table:table-cell>
          <table:table-cell office:value-type="string">
            <text:p>njapps</text:p>
          </table:table-cell>
          <table:table-cell office:value-type="string">
            <text:p>POST /mfund/servlet/rptPayable_vs_Paid_Menu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410744 ms</text:p>
          </table:table-cell>
          <table:table-cell office:value-type="string">
            <text:p>0 KB</text:p>
          </table:table-cell>
          <table:table-cell office:value-type="string">
            <text:p>33 KB</text:p>
          </table:table-cell>
          <table:table-cell office:value-type="string">
            <text:p>192.168.0.91</text:p>
          </table:table-cell>
          <table:table-cell office:value-type="string">
            <text:p>njapps</text:p>
          </table:table-cell>
          <table:table-cell office:value-type="string">
            <text:p>POST /mfund/servlet/Uf_Brok_Summ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4467995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22</text:p>
          </table:table-cell>
          <table:table-cell office:value-type="string">
            <text:p>njapps</text:p>
          </table:table-cell>
          <table:table-cell office:value-type="string">
            <text:p>POST /NJFD/downloaddatareport.fin HTTP/1.1</text:p>
          </table:table-cell>
        </table:table-row>
      </table:table>
      <table:table table:name="Sheet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>
            <text:p>Stag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B Sent</text:p>
          </table:table-cell>
          <table:table-cell table:style-name="ce1" office:value-type="string">
            <text:p>B Recv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VHost</text:p>
          </table:table-cell>
          <table:table-cell table:style-name="ce1" office:value-type="string">
            <text:p>Request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8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6</text:p>
          </table:table-cell>
          <table:table-cell office:value-type="string">
            <text:p>njapps</text:p>
          </table:table-cell>
          <table:table-cell office:value-type="string">
            <text:p>GET /fas/servlet/Main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238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96</text:p>
          </table:table-cell>
          <table:table-cell office:value-type="string">
            <text:p>njapps</text:p>
          </table:table-cell>
          <table:table-cell office:value-type="string">
            <text:p>GET /fas/servlet/pettycash_imp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28</text:p>
          </table:table-cell>
          <table:table-cell office:value-type="string">
            <text:p>njapps</text:p>
          </table:table-cell>
          <table:table-cell office:value-type="string">
            <text:p>GET /fas/servlet/trnmenu_new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19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34</text:p>
          </table:table-cell>
          <table:table-cell office:value-type="string">
            <text:p>njapps</text:p>
          </table:table-cell>
          <table:table-cell office:value-type="string">
            <text:p>GET /hr/mastmenu.fin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5661 ms</text:p>
          </table:table-cell>
          <table:table-cell office:value-type="string">
            <text:p>8 KB</text:p>
          </table:table-cell>
          <table:table-cell office:value-type="string">
            <text:p>0 KB</text:p>
          </table:table-cell>
          <table:table-cell office:value-type="string">
            <text:p>192.168.2.208</text:p>
          </table:table-cell>
          <table:table-cell office:value-type="string">
            <text:p>njapps</text:p>
          </table:table-cell>
          <table:table-cell office:value-type="string">
            <text:p>GET /manager/status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98</text:p>
          </table:table-cell>
          <table:table-cell office:value-type="string">
            <text:p>njapps</text:p>
          </table:table-cell>
          <table:table-cell office:value-type="string">
            <text:p>GET /mfund/servlet/Main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7415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58</text:p>
          </table:table-cell>
          <table:table-cell office:value-type="string">
            <text:p>njapps</text:p>
          </table:table-cell>
          <table:table-cell office:value-type="string">
            <text:p>GET /NMS/get_branch_status.jsp?i=60&amp;conncode=310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5648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5651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5651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29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3977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398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4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45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58</text:p>
          </table:table-cell>
          <table:table-cell office:value-type="string">
            <text:p>njapps</text:p>
          </table:table-cell>
          <table:table-cell office:value-type="string">
            <text:p>GET /portfolioplus/clientValRep.fin?cmdAction=showClientVal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7412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08</text:p>
          </table:table-cell>
          <table:table-cell office:value-type="string">
            <text:p>njapps</text:p>
          </table:table-cell>
          <table:table-cell office:value-type="string">
            <text:p>POST /bims/policyentry.fin?cmdAction=showPolicyAddForm&amp;type=other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04627 ms</text:p>
          </table:table-cell>
          <table:table-cell office:value-type="string">
            <text:p>16 KB</text:p>
          </table:table-cell>
          <table:table-cell office:value-type="string">
            <text:p>0 KB</text:p>
          </table:table-cell>
          <table:table-cell office:value-type="string">
            <text:p>192.168.1.29</text:p>
          </table:table-cell>
          <table:table-cell office:value-type="string">
            <text:p>njapps</text:p>
          </table:table-cell>
          <table:table-cell office:value-type="string">
            <text:p>POST /fas/servlet/auth_jv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584560 ms</text:p>
          </table:table-cell>
          <table:table-cell office:value-type="string">
            <text:p>248 KB</text:p>
          </table:table-cell>
          <table:table-cell office:value-type="string">
            <text:p>10 KB</text:p>
          </table:table-cell>
          <table:table-cell office:value-type="string">
            <text:p>192.168.0.90</text:p>
          </table:table-cell>
          <table:table-cell office:value-type="string">
            <text:p>njapps</text:p>
          </table:table-cell>
          <table:table-cell office:value-type="string">
            <text:p>POST /fas/servlet/bankpay?cmdYesNo=GO&amp;flag=true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655990 ms</text:p>
          </table:table-cell>
          <table:table-cell office:value-type="string">
            <text:p>16 KB</text:p>
          </table:table-cell>
          <table:table-cell office:value-type="string">
            <text:p>10 KB</text:p>
          </table:table-cell>
          <table:table-cell office:value-type="string">
            <text:p>192.168.0.90</text:p>
          </table:table-cell>
          <table:table-cell office:value-type="string">
            <text:p>njapps</text:p>
          </table:table-cell>
          <table:table-cell office:value-type="string">
            <text:p>POST /fas/servlet/bankpay?cmdYesNo=GO&amp;flag=true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65491 ms</text:p>
          </table:table-cell>
          <table:table-cell office:value-type="string">
            <text:p>40 KB</text:p>
          </table:table-cell>
          <table:table-cell office:value-type="string">
            <text:p>0 KB</text:p>
          </table:table-cell>
          <table:table-cell office:value-type="string">
            <text:p>192.168.0.128</text:p>
          </table:table-cell>
          <table:table-cell office:value-type="string">
            <text:p>njapps</text:p>
          </table:table-cell>
          <table:table-cell office:value-type="string">
            <text:p>POST /fas/servlet/jv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25128 ms</text:p>
          </table:table-cell>
          <table:table-cell office:value-type="string">
            <text:p>8 KB</text:p>
          </table:table-cell>
          <table:table-cell office:value-type="string">
            <text:p>0 KB</text:p>
          </table:table-cell>
          <table:table-cell office:value-type="string">
            <text:p>192.168.0.128</text:p>
          </table:table-cell>
          <table:table-cell office:value-type="string">
            <text:p>njapps</text:p>
          </table:table-cell>
          <table:table-cell office:value-type="string">
            <text:p>POST /fas/servlet/jv?day=28&amp;month=7&amp;year=2011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713151 ms</text:p>
          </table:table-cell>
          <table:table-cell office:value-type="string">
            <text:p>792 KB</text:p>
          </table:table-cell>
          <table:table-cell office:value-type="string">
            <text:p>0 KB</text:p>
          </table:table-cell>
          <table:table-cell office:value-type="string">
            <text:p>192.168.0.185</text:p>
          </table:table-cell>
          <table:table-cell office:value-type="string">
            <text:p>njapps</text:p>
          </table:table-cell>
          <table:table-cell office:value-type="string">
            <text:p>POST /fas/servlet/rptgenledger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398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13</text:p>
          </table:table-cell>
          <table:table-cell office:value-type="string">
            <text:p>njapps</text:p>
          </table:table-cell>
          <table:table-cell office:value-type="string">
            <text:p>POST /fas/servlet/rptgenledger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3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13</text:p>
          </table:table-cell>
          <table:table-cell office:value-type="string">
            <text:p>njapps</text:p>
          </table:table-cell>
          <table:table-cell office:value-type="string">
            <text:p>POST /fas/servlet/rptgenledger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40027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11</text:p>
          </table:table-cell>
          <table:table-cell office:value-type="string">
            <text:p>njapps</text:p>
          </table:table-cell>
          <table:table-cell office:value-type="string">
            <text:p>POST /fas/servlet/Util_PO_Invoice?cmdAction=Load_Report&amp;util_type=PrintShop&amp;po_number=NJ/5117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96066 ms</text:p>
          </table:table-cell>
          <table:table-cell office:value-type="string">
            <text:p>24 KB</text:p>
          </table:table-cell>
          <table:table-cell office:value-type="string">
            <text:p>0 KB</text:p>
          </table:table-cell>
          <table:table-cell office:value-type="string">
            <text:p>192.168.0.152</text:p>
          </table:table-cell>
          <table:table-cell office:value-type="string">
            <text:p>njapps</text:p>
          </table:table-cell>
          <table:table-cell office:value-type="string">
            <text:p>POST /fundwatch/servlet/trndivsch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111000 ms</text:p>
          </table:table-cell>
          <table:table-cell office:value-type="string">
            <text:p>0 KB</text:p>
          </table:table-cell>
          <table:table-cell office:value-type="string">
            <text:p>20 KB</text:p>
          </table:table-cell>
          <table:table-cell office:value-type="string">
            <text:p>192.168.0.152</text:p>
          </table:table-cell>
          <table:table-cell office:value-type="string">
            <text:p>njapps</text:p>
          </table:table-cell>
          <table:table-cell office:value-type="string">
            <text:p>POST /fundwatch/servlet/utlDividendImport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38827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34</text:p>
          </table:table-cell>
          <table:table-cell office:value-type="string">
            <text:p>njapps</text:p>
          </table:table-cell>
          <table:table-cell office:value-type="string">
            <text:p>POST /hr/login.fin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232492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83</text:p>
          </table:table-cell>
          <table:table-cell office:value-type="string">
            <text:p>njapps</text:p>
          </table:table-cell>
          <table:table-cell office:value-type="string">
            <text:p>POST /mfund/servlet/brokerage_report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849745 ms</text:p>
          </table:table-cell>
          <table:table-cell office:value-type="string">
            <text:p>88 KB</text:p>
          </table:table-cell>
          <table:table-cell office:value-type="string">
            <text:p>0 KB</text:p>
          </table:table-cell>
          <table:table-cell office:value-type="string">
            <text:p>192.168.0.91</text:p>
          </table:table-cell>
          <table:table-cell office:value-type="string">
            <text:p>njapps</text:p>
          </table:table-cell>
          <table:table-cell office:value-type="string">
            <text:p>POST /mfund/servlet/Process_UF_UnMatch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0555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2</text:p>
          </table:table-cell>
          <table:table-cell office:value-type="string">
            <text:p>njapps</text:p>
          </table:table-cell>
          <table:table-cell office:value-type="string">
            <text:p>POST /mfund/servlet/Process_UF_UnMatch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757935 ms</text:p>
          </table:table-cell>
          <table:table-cell office:value-type="string">
            <text:p>16 KB</text:p>
          </table:table-cell>
          <table:table-cell office:value-type="string">
            <text:p>0 KB</text:p>
          </table:table-cell>
          <table:table-cell office:value-type="string">
            <text:p>192.168.0.48</text:p>
          </table:table-cell>
          <table:table-cell office:value-type="string">
            <text:p>njapps</text:p>
          </table:table-cell>
          <table:table-cell office:value-type="string">
            <text:p>POST /mfund/servlet/rptPayable_vs_Paid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71184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198</text:p>
          </table:table-cell>
          <table:table-cell office:value-type="string">
            <text:p>njapps</text:p>
          </table:table-cell>
          <table:table-cell office:value-type="string">
            <text:p>POST /mfund/servlet/rptPayable_vs_Paid_Menu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826144 ms</text:p>
          </table:table-cell>
          <table:table-cell office:value-type="string">
            <text:p>0 KB</text:p>
          </table:table-cell>
          <table:table-cell office:value-type="string">
            <text:p>33 KB</text:p>
          </table:table-cell>
          <table:table-cell office:value-type="string">
            <text:p>192.168.0.91</text:p>
          </table:table-cell>
          <table:table-cell office:value-type="string">
            <text:p>njapps</text:p>
          </table:table-cell>
          <table:table-cell office:value-type="string">
            <text:p>POST /mfund/servlet/Uf_Brok_Summ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17419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2</text:p>
          </table:table-cell>
          <table:table-cell office:value-type="string">
            <text:p>njapps</text:p>
          </table:table-cell>
          <table:table-cell office:value-type="string">
            <text:p>POST /mfund/servlet/unmark_folio HTTP/1.1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4891103 ms</text:p>
          </table:table-cell>
          <table:table-cell table:number-columns-repeated="2" office:value-type="string">
            <text:p>0 KB</text:p>
          </table:table-cell>
          <table:table-cell office:value-type="string">
            <text:p>192.168.0.22</text:p>
          </table:table-cell>
          <table:table-cell office:value-type="string">
            <text:p>njapps</text:p>
          </table:table-cell>
          <table:table-cell office:value-type="string">
            <text:p>POST /NJFD/downloaddatareport.fin HTTP/1.1</text:p>
          </table:table-cell>
        </table:table-row>
      </table:table>
      <table:database-ranges>
        <table:database-range table:target-range-address="Sheet5.B1:Sheet5.H17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14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1T12:12:33</meta:creation-date>
    <dc:date>2011-08-01T14:41:12</dc:date>
    <meta:editing-duration>PT00H38M48S</meta:editing-duration>
    <meta:editing-cycles>8</meta:editing-cycles>
    <meta:generator>OpenOffice.org/3.1$Linux OpenOffice.org_project/310m19$Build-9420</meta:generator>
    <meta:document-statistic meta:table-count="2" meta:cell-count="378" meta:object-count="0"/>
  </office:meta>
</office:document-meta>
</file>